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85" calcext:value-type="float">
            <text:p>9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1000" calcext:value-type="float">
            <text:p>10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20" calcext:value-type="float">
            <text:p>10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1100" calcext:value-type="float">
            <text:p>11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30" calcext:value-type="float">
            <text:p>11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50" calcext:value-type="float">
            <text:p>12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50" calcext:value-type="float">
            <text:p>13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0" calcext:value-type="float">
            <text:p>14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30" calcext:value-type="float">
            <text:p>15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600" calcext:value-type="float">
            <text:p>16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80" calcext:value-type="float">
            <text:p>14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10" calcext:value-type="float">
            <text:p>15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60" calcext:value-type="float">
            <text:p>1460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30" calcext:value-type="float">
            <text:p>113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20" calcext:value-type="float">
            <text:p>102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40" calcext:value-type="float">
            <text:p>13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70" calcext:value-type="float">
            <text:p>1270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20" calcext:value-type="float">
            <text:p>112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00" calcext:value-type="float">
            <text:p>1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50" calcext:value-type="float">
            <text:p>12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00" calcext:value-type="float">
            <text:p>11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60" calcext:value-type="float">
            <text:p>1460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20" calcext:value-type="float">
            <text:p>1420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90" calcext:value-type="float">
            <text:p>139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0" calcext:value-type="float">
            <text:p>940</text:p>
          </table:table-cell>
          <table:table-cell office:value-type="float" office:value="69" calcext:value-type="float">
            <text:p>69</text:p>
          </table:table-cell>
        </table:table-row>
      </table:table>
      <table:named-expressions/>
      <table:database-ranges>
        <table:database-range table:name="__Anonymous_Sheet_DB__0" table:target-range-address="Sheet1.A1:Sheet1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8">00/00/0000</text:date>, <text:time style:data-style-name="N2" text:time-value="06:45:34.8408257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6T20:49:12.306069003</meta:creation-date>
    <dc:date>2026-03-28T18:46:33.535379314</dc:date>
    <meta:editing-duration>PT56M50S</meta:editing-duration>
    <meta:editing-cycles>2</meta:editing-cycles>
    <meta:generator>LibreOffice/24.2.7.2$Linux_X86_64 LibreOffice_project/420$Build-2</meta:generator>
    <meta:document-statistic meta:table-count="1" meta:cell-count="96" meta:object-count="0"/>
  </office:meta>
</office:document-meta>
</file>